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31cm" svg:height="3.446cm" draw:transform="rotate (-1.55247036964896) translate (6.669311469745cm 7.0262900722802cm)" svg:viewBox="0 0 1132 3447" svg:d="M1130 3320c-48-197-187-1036-238-1609-50-573-84-1166-80-1427 8-108-824-411-812-225 17 274 119 1040 175 1691s101 1139 170 1544c29 170 833 224 785 26z">
          <text:p/>
        </draw:path>
        <draw:path draw:style-name="gr1" draw:text-style-name="P1" draw:layer="layout" svg:width="0.903cm" svg:height="0.661cm" draw:transform="skewX (0.00244346095279197) rotate (-2.1556561591382) translate (7.00330699928401cm 7.18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45cm" svg:height="3.467cm" draw:transform="rotate (-1.55281943549936) translate (6.70443124321501cm 3.0544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2cm" svg:height="0.661cm" draw:transform="skewX (0.00122173047639601) rotate (-2.1556561591382) translate (3.967623985261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51cm" svg:height="1.058cm" draw:transform="rotate (-2.10312174865317) translate (6.777996298318cm 3.4968735909103cm)" svg:viewBox="0 0 5511 1059" svg:d="M33 652c340 30 1853 148 2744 224 890 76 2228 206 2591 179 131 4 237-653 9-663-272 13-1767-17-2719-88-951-72-2100-247-2459-304-122-20-265 640-166 652z">
          <text:p/>
        </draw:path>
        <draw:path draw:style-name="gr1" draw:text-style-name="P1" draw:layer="layout" svg:width="0.903cm" svg:height="0.661cm" draw:transform="skewX (0.00122173047639592) rotate (-2.15687788961459) translate (6.979640143228cm 3.21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3.95665777377cm 7.5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53299110710369cm 2.140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8:24.886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